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-apple-system" svg:font-family="-apple-system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等线" svg:font-family="等线"/>
  </office:font-face-decls>
  <office:automatic-styles>
    <style:style style:name="co1" style:family="table-column">
      <style:table-column-properties fo:break-before="auto" style:column-width="2.25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等线" fo:font-size="10pt" fo:font-style="normal" fo:text-shadow="none" style:text-underline-style="none" fo:font-weight="bold" style:font-name-asian="等线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202124" style:text-outline="false" style:text-line-through-style="none" style:text-line-through-type="none" style:font-name="-apple-system" fo:font-size="10pt" fo:font-style="normal" fo:text-shadow="none" style:text-underline-style="none" fo:font-weight="normal" style:font-size-asian="10pt" style:font-style-asian="normal" style:font-weight-asian="normal" style:font-name-complex="-apple-system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2" table:default-cell-style-name="ce8"/>
        <table:table-column table:style-name="co2" table:default-cell-style-name="Default"/>
        <table:table-row table:style-name="ro1">
          <table:table-cell table:style-name="ce1" office:value-type="string" calcext:value-type="string">
            <text:p>parts</text:p>
          </table:table-cell>
          <table:table-cell table:number-columns-repeated="2"/>
          <table:table-cell table:style-name="Default" office:value-type="string" calcext:value-type="string">
            <text:p>quantity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table:style-name="ce2" office:value-type="string" calcext:value-type="string">
            <text:p>M3x40 socket bolt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3x6 socket bol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3x20 socket bol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5x25 socket bol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x50 Hex hea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5 ptfe wash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x8 socket bolt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M3x16 socket bol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5x20 Low profile socket bol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¼-20x1/2” UNC Hex hea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3 threaded inser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m5 threaded inser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 n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5 n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5 self-tightening nu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¼-20 UNC to 3/8-20 UNC adapt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XK 5070 needle bea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s/>AS 5070 Axial bearing wash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U 5025 plain bear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t’s a ptfe lined plain bearing with dimensions of : Inner diameter : 50mm Outer diameter 55mm, Witdth : 25mm</text:p>
          </table:table-cell>
        </table:table-row>
        <table:table-row table:style-name="ro1">
          <table:table-cell office:value-type="string" calcext:value-type="string">
            <text:p>GT2 16 teeth pulle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T2 48 teeth pulle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T2 20 teeth idl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T2 120mm bel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T2 400mm bel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x50mm shaf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5x95mm ro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5x135mm ro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25 bearing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und bubble level 12x7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ser or polar sco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mm hex 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5mm hex 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grease, ptfe ba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u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mm hex 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und magnet 10x3m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5" office:value-type="string" calcext:value-type="string">
            <text:p>Round magnet 5x5mm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PCB ( buy at ogstartech.co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ogstartech.com/product/og-star-tracker-pcb-board/" xlink:type="simple">https://ogstartech.com/product/og-star-tracker-pcb-board/</text:a></text:p>
          </table:table-cell>
        </table:table-row>
        <table:table-row table:style-name="ro1">
          <table:table-cell table:style-name="ce6" office:value-type="string" calcext:value-type="string">
            <text:p>Stepper mo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cable for stepper mo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-apple-system" svg:font-family="-apple-system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等线" svg:font-family="等线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22:24:29.906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8:36:16.610000000</meta:creation-date>
    <dc:date>2025-02-21T22:27:29.057000000</dc:date>
    <meta:editing-duration>PT4M54S</meta:editing-duration>
    <meta:editing-cycles>3</meta:editing-cycles>
    <meta:generator>LibreOffice/24.8.4.2$Windows_X86_64 LibreOffice_project/bb3cfa12c7b1bf994ecc5649a80400d06cd71002</meta:generator>
    <meta:document-statistic meta:table-count="1" meta:cell-count="87" meta:object-count="0"/>
  </office:meta>
</office:document-meta>
</file>